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geTermEnum.termCompare( Term term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8">
            <text:p text:style-name="Table_20_Contents">28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RangeTermEnum.RangeTermEnum( IndexReader reader , Collator collator , String field , String lowerTermText , String upperTermText , boolean includeLower , boolean includeUpp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angeTermEnum.dif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TermEnum.end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